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2CC"/>
    </style:style>
    <style:style style:name="ce8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00B0F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#FFFF00"/>
    </style:style>
    <style:style style:name="ce13" style:family="table-cell" style:parent-style-name="Default" style:data-style-name="N0">
      <style:table-cell-properties fo:border="thin solid #000000" fo:background-color="#00B050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alia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NOTA FINAL</text:p>
          </table:table-cell>
          <table:table-cell table:style-name="ce3"/>
          <table:table-cell table:number-columns-repeated="3" table:style-name="ce1"/>
          <table:table-cell office:value-type="float" office:value="19012021" table:style-name="ce4">
            <text:p>19012021</text:p>
          </table:table-cell>
          <table:table-cell office:value-type="string" table:style-name="ce1">
            <text:p>Predic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Avaliação</text:p>
          </table:table-cell>
          <table:table-cell office:value-type="string" table:style-name="ce5">
            <text:p>Total</text:p>
          </table:table-cell>
          <table:table-cell table:style-name="ce5"/>
          <table:table-cell office:value-type="string" table:style-name="ce5">
            <text:p>%</text:p>
          </table:table-cell>
          <table:table-cell table:style-name="ce1"/>
          <table:table-cell office:value-type="string" table:style-name="ce5">
            <text:p>%</text:p>
          </table:table-cell>
          <table:table-cell office:value-type="string" table:style-name="ce5">
            <text:p>NOT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abalho 1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65" table:formula="of:=([.$B$5]/[.$C$5])" table:style-name="ce8">
            <text:p>0.65</text:p>
          </table:table-cell>
          <table:table-cell table:style-name="ce1"/>
          <table:table-cell office:value-type="float" office:value="0.13" table:formula="of:=[.$E$5]*0.2" table:style-name="ce1">
            <text:p>0.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Trabalho 2</text:p>
          </table:table-cell>
          <table:table-cell office:value-type="float" office:value="13" table:style-name="ce9">
            <text:p>13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65" table:formula="of:=([.$B$6]/[.$C$6])" table:style-name="ce8">
            <text:p>0.65</text:p>
          </table:table-cell>
          <table:table-cell table:style-name="ce1"/>
          <table:table-cell office:value-type="float" office:value="9.7500000000000003E-2" table:formula="of:=[.$E$6]*0.15" table:style-name="ce1">
            <text:p>0.097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1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Minimo</text:p>
          </table:table-cell>
          <table:table-cell table:number-columns-repeated="2" table:style-name="ce1"/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6">
            <text:p>Prototipo+REL</text:p>
          </table:table-cell>
          <table:table-cell office:value-type="float" office:value="10" table:style-name="ce12">
            <text:p>10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5" table:formula="of:=([.$B$9]/[.$C$9])" table:style-name="ce8">
            <text:p>0.5</text:p>
          </table:table-cell>
          <table:table-cell table:style-name="ce1"/>
          <table:table-cell office:value-type="float" office:value="0.32500000000000001" table:formula="of:=([.$E$9])*0.65" table:style-name="ce13">
            <text:p>0.32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0.55249999999999999" table:formula="of:=([.G5]+[.G6]+[.G9])" table:style-name="ce13">
            <text:p>0.5525</text:p>
          </table:table-cell>
          <table:table-cell office:value-type="float" office:value="11.05" table:formula="of:=[.G11]*20" table:style-name="ce13">
            <text:p>11.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era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totipo+REL</text:p>
          </table:table-cell>
          <table:table-cell office:value-type="float" office:value="16" table:style-name="ce9">
            <text:p>16</text:p>
          </table:table-cell>
          <table:table-cell table:number-columns-repeated="4" table:style-name="ce1"/>
          <table:table-cell office:value-type="float" office:value="0.74750000000000005" table:formula="of:=([.G5]+[.G6]+(([.B13]/[.C9])*0.65))" table:style-name="ce13">
            <text:p>0.7475</text:p>
          </table:table-cell>
          <table:table-cell office:value-type="float" office:value="14.950000000000001" table:formula="of:=[.G13]*20" table:style-name="ce13">
            <text:p>14.95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9">
            <text:p>To Be Confirmed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Fixed Value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Minimum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Calculation</text:p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sergio santos</meta:initial-creator>
    <dc:creator>sergio santos</dc:creator>
    <meta:creation-date>2021-01-19T01:26:00Z</meta:creation-date>
    <dc:date>2021-01-26T20:28:37Z</dc:date>
    <meta:print-date>2021-01-19T15:07:24Z</meta:print-date>
  </office:meta>
</office:document-meta>
</file>